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language="es" fo:country="E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FreeMono" fo:font-size="12pt" fo:language="es" fo:country="E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FreeMono" fo:language="es" fo:country="ES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FreeMono" fo:language="es" fo:country="ES" fo:font-weight="bol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</style:style>
    <style:style style:name="P8" style:family="paragraph" style:parent-style-name="Standard" style:list-style-name="L3">
      <style:paragraph-properties fo:text-align="justify" style:justify-single-word="false"/>
    </style:style>
    <style:style style:name="P9" style:family="paragraph" style:parent-style-name="Preformatted_20_Text">
      <style:paragraph-properties fo:text-align="start" style:justify-single-word="false"/>
      <style:text-properties style:font-name="FreeMono" fo:font-size="12pt" fo:language="es" fo:country="ES" fo:font-weight="bold" style:font-size-asian="12pt" style:font-weight-asian="bold" style:font-size-complex="12pt" style:font-weight-complex="bold"/>
    </style:style>
    <style:style style:name="T1" style:family="text">
      <style:text-properties style:font-name="FreeMono" fo:language="es" fo:country="ES" fo:font-weight="bold" style:font-weight-asian="bold" style:font-weight-complex="bold"/>
    </style:style>
    <style:style style:name="T2" style:family="text">
      <style:text-properties style:font-name="FreeMono" fo:language="es" fo:country="ES" style:text-underline-style="none" fo:font-weight="bold" style:font-weight-asian="bold" style:font-weight-complex="bold"/>
    </style:style>
    <style:style style:name="T3" style:family="text">
      <style:text-properties style:font-name="FreeMono" style:text-underline-style="none" fo:font-weight="bold" style:font-weight-asian="bold" style:font-weight-complex="bold"/>
    </style:style>
    <style:style style:name="T4" style:family="text">
      <style:text-properties style:font-name="FreeMono" fo:language="es" fo:country="ES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V</text:p>
      <text:p text:style-name="P1"/>
      <text:p text:style-name="P2">Definición:</text:p>
      <text:p text:style-name="P2">OpenCV es una biblioteca libre de visión artificial desarollada originalmente por Intel.</text:p>
      <text:p text:style-name="P2"/>
      <text:p text:style-name="P2">Características:</text:p>
      <text:list xml:id="list10820369621" text:style-name="L1">
        <text:list-item>
          <text:p text:style-name="P6">Es multiplataforma, existiendo versiones para GNU/Linux, Mac OS X y Windows.</text:p>
        </text:list-item>
        <text:list-item>
          <text:p text:style-name="P7"><text:span text:style-name="T1">Es “opensou</text:span><text:span text:style-name="T2">rce” (software </text:span><text:span text:style-name="T3">distribuido y desarrollado libremente).</text:span></text:p>
        </text:list-item>
        <text:list-item>
          <text:p text:style-name="P7"><text:span text:style-name="T3">Lenguajes: C y C++.</text:span></text:p>
        </text:list-item>
        <text:list-item>
          <text:p text:style-name="P7"><text:span text:style-name="T3">Orientado a visión por computadora.</text:span></text:p>
        </text:list-item>
        <text:list-item>
          <text:p text:style-name="P6">Contiene más de 500 funciones que abarcan una gran gama de áreas en el proceso de visión como reconocimiento de objetos(reconocimiento facial), calibración de cámaras, visión estéreo y visión robótica.</text:p>
        </text:list-item>
        <text:list-item>
          <text:p text:style-name="P6">Su licencia permite el desarrollo con las bibliotecas e inclusive la modificación y distribución de las mismas, también la explotación investigativa y comercial.</text:p>
        </text:list-item>
      </text:list>
      <text:p text:style-name="P2"/>
      <text:p text:style-name="P2">Bibliotecas principales en las que se divide OpenCV:</text:p>
      <text:list xml:id="list156430864" text:style-name="L3">
        <text:list-item>
          <text:p text:style-name="P8"><text:span text:style-name="T1">CXCORE: Donde se encuentran las estructuras y algoritmos básicos que usan las demás funciones. Ejemplo: suma, media, operaciones-binarias. Básicamente contiene las Estructuras de Datos y funciones de soporte.</text:span></text:p>
        </text:list-item>
        <text:list-item>
          <text:p text:style-name="P8"><text:span text:style-name="T1">para Algebra lineal</text:span></text:p>
        </text:list-item>
        <text:list-item>
          <text:p text:style-name="P8"><text:span text:style-name="T1">CV: Donde están implementadas las funciones principales de procesamiento de imágenes. Ejemplo: Erosión, Canny..</text:span></text:p>
        </text:list-item>
        <text:list-item>
          <text:p text:style-name="P8"><text:span text:style-name="T1">HighGUI: Todo lo relacionado a la interfaz grafica de OpenCV y las funciones que permiten importar imágenes y video (actualmente ffmpeg, Cvcam,...etc).</text:span></text:p>
        </text:list-item>
        <text:list-item>
          <text:p text:style-name="P8"><text:span text:style-name="T1">ML: Cuenta con algoritmos de aprendizaje, clasificadores y demás. Ejemplo: SVM, Adaboost.</text:span></text:p>
        </text:list-item>
        <text:list-item>
          <text:p text:style-name="P8"><text:span text:style-name="T1">CvAux: Cuenta con funciones experimentales. Ejemplo: BG/FG, estéreo, entre otras.</text:span></text:p>
        </text:list-item>
      </text:list>
      <text:p text:style-name="P2"/>
      <text:p text:style-name="P2">Lenguajes que emplea:</text:p>
      <text:p text:style-name="P2">C y C++.</text:p>
      <text:p text:style-name="P2"/>
      <text:p text:style-name="P2">Última versión: 2.4.3</text:p>
      <text:p text:style-name="P2"/>
      <text:p text:style-name="P2">Descarga e instalación:</text:p>
      <text:p text:style-name="P2"/>
      <text:p text:style-name="P2">Para instalar la librería, lo primero que debemos de hacer es descargarnosla del sitio: </text:p>
      <text:p text:style-name="P2"/>
      <text:p text:style-name="P2">http://opencv.org/downloads.html</text:p>
      <text:p text:style-name="P2"/>
      <text:p text:style-name="P2">Dado que lo descargamos con extensión tar.gz, habrá que <text:soft-page-break/>descomprimirla con </text:p>
      <text:p text:style-name="P2"/>
      <text:p text:style-name="P2">sudo tar xvzf opencv 2.4.3</text:p>
      <text:p text:style-name="P2"/>
      <text:p text:style-name="P2">Debido a que existen liberías y herramientas que son necesarias para ejecutar OpenCV es necesario descargarlas mediante:</text:p>
      <text:p text:style-name="P2"/>
      <text:p text:style-name="P2">sudo apt-get install build-essential checkinstall cmake pkg-config yasm</text:p>
      <text:p text:style-name="P2"/>
      <text:p text:style-name="P2"><text:tab/>- Para el manejo de lectura y escritura de imágenes:</text:p>
      <text:p text:style-name="P2"/>
      <text:p text:style-name="P2">sudo apt-get install livtiff4-dev libjpeg-dev libjasper-dev</text:p>
      <text:p text:style-name="P2"/>
      <text:p text:style-name="P2"><text:tab/>- Para el manejo de video (captura/codificación/decodificación):</text:p>
      <text:p text:style-name="P2"/>
      <text:p text:style-name="P3">sudo apt-get install libavcodec-dev libavformat-dev libswscale-dev libdc1394-22-dev libxine-dev libgstreamer0.10-dev libgstreamer-plugins-base0.10-dev libv4l-dev</text:p>
      <text:list xml:id="list149321038" text:style-name="L2">
        <text:list-item>
          <text:list>
            <text:list-header>
              <text:p text:style-name="P5"/>
            </text:list-header>
            <text:list-item>
              <text:p text:style-name="P5">Para el uso de Python con OpenCV</text:p>
            </text:list-item>
          </text:list>
        </text:list-item>
      </text:list>
      <text:p text:style-name="P2"/>
      <text:p text:style-name="P2">sudo apt-get install python-dev python-numpy</text:p>
      <text:p text:style-name="P2"/>
      <text:p text:style-name="P2">En el apartado de la compilación una vez descomprimida la carpeta general OpenCV creamos una carpeta mediante:</text:p>
      <text:p text:style-name="P2"/>
      <text:p text:style-name="P2">mkdir build</text:p>
      <text:p text:style-name="P2"/>
      <text:p text:style-name="P2">y accedemos a ella:</text:p>
      <text:p text:style-name="P2"/>
      <text:p text:style-name="P2">cd build</text:p>
      <text:p text:style-name="P2"/>
      <text:p text:style-name="P2">Posteriormente se debe configurar utilizando CMake mediante:</text:p>
      <text:p text:style-name="P2"/>
      <text:p text:style-name="P3">cmake -D WITH_QT=ON -D WITH_XINE=ON -D WITH_OPENGL=ON -D WITH_TBB=ON -D BUILD_EXAMPLES=ON ..</text:p>
      <text:p text:style-name="P2"/>
      <text:p text:style-name="P2">En caso de que se quieran modificar las opciones se debe acceder al archivo CMakeLists.txt por lo que una vez que quede correctamente establecida compilamos con:</text:p>
      <text:p text:style-name="P2"/>
      <text:p text:style-name="P2">make</text:p>
      <text:p text:style-name="P2"/>
      <text:p text:style-name="P2">Si la compilación finaliza sin errores procedemos a instalar con la línea de comando:</text:p>
      <text:p text:style-name="P2"/>
      <text:p text:style-name="P3">sudo make install</text:p>
      <text:p text:style-name="P3"/>
      <text:p text:style-name="P3">Finalmente, para asegurarnos que nuestros programas pueden ligarse a las librerías de OpenCV debemos añadir la siguiente línea al final de <text:soft-page-break/>“/etc/ls.so.conf”:</text:p>
      <text:p text:style-name="P3"/>
      <text:p text:style-name="P3">/usr/local/lib</text:p>
      <text:p text:style-name="P3"/>
      <text:p text:style-name="P3">y posteriormenete configuramos con:</text:p>
      <text:p text:style-name="P3"/>
      <text:p text:style-name="P3">sudo ldconfig</text:p>
      <text:p text:style-name="P3"/>
      <text:p text:style-name="P3">Una manera que viene en el tutorial de corroborar que la compilación se ejecutó con éxito es ir a la carpeta de OpenCV-2.4.3/build/bin y ejecutar la siguiente línea:</text:p>
      <text:p text:style-name="P3"/>
      <text:p text:style-name="P3">./opencv_test_core</text:p>
      <text:p text:style-name="P3"/>
      <text:p text:style-name="P3">y se debe apreciar algo similar a la siguiente imagen:</text:p>
      <text:p text:style-name="P3"/>
      <text:p text:style-name="P3"><draw:frame draw:style-name="fr1" draw:name="graphics1" text:anchor-type="as-char" svg:width="4.1665in" svg:height="1.802in" draw:z-index="0"><draw:image xlink:href="http://4.bp.blogspot.com/-F51xkreNrmU/T7VDYUpa8fI/AAAAAAAABdk/fzMCRgtq764/s400/opencv_test_core.png" xlink:type="simple" xlink:show="embed" xlink:actuate="onLoad"/></draw:frame></text:p>
      <text:p text:style-name="P3"/>
      <text:p text:style-name="P3">Cabe destacar que en la misma carpeta donde se encuentra el programa nos proporcionan ejemplos que podemos ejecutar para asegurarnos de que el programa funciona correctamente.</text:p>
      <text:p text:style-name="P3"/>
      <text:p text:style-name="P3">En caso de que deseemos podemos descargar el programa proporcionado en:</text:p>
      <text:p text:style-name="P3"/>
      <text:p text:style-name="P3"><text:a xlink:type="simple" xlink:href="http://karytech.blogspot.mx/2012/05/opencv-24-on-ubuntu-1204.html">http://karytech.blogspot.mx/2012/05/opencv-24-on-ubuntu-1204.html</text:a></text:p>
      <text:p text:style-name="P3"/>
      <text:p text:style-name="P3">y correrlo simplemente con la instrucción “make” en la terminal dentro de la carpeta de descarga.</text:p>
      <text:p text:style-name="P3"/>
      <text:p text:style-name="P3">Debemos ver algo similar:</text:p>
      <text:p text:style-name="P3"/>
      <text:p text:style-name="P3"><text:soft-page-break/><draw:frame draw:style-name="fr1" draw:name="graphics2" text:anchor-type="as-char" svg:width="3.6252in" svg:height="4.1665in" draw:z-index="1"><draw:image xlink:href="http://4.bp.blogspot.com/-pWjDhLaXjes/T7VI1Kb9-II/AAAAAAAABdw/OFItfgkmBjI/s400/faceDetect.png" xlink:type="simple" xlink:show="embed" xlink:actuate="onLoad"/></draw:frame></text:p>
      <text:p text:style-name="P2"/>
      <text:p text:style-name="P2">Cualquier duda podemos recurrir a la documentación del programa en internet o a la página:</text:p>
      <text:p text:style-name="P2"><text:a xlink:type="simple" xlink:href="http://opencv.org/">http://opencv.or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" svg:font-family="courier, monospac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ly </meta:initial-creator>
    <meta:creation-date>2012-12-05T11:39:48</meta:creation-date>
    <dc:date>2012-12-05T22:48:26</dc:date>
    <dc:creator>Nelly </dc:creator>
    <meta:editing-duration>PT34M31S</meta:editing-duration>
    <meta:editing-cycles>3</meta:editing-cycles>
    <meta:generator>LibreOffice/3.5$Linux_x86 LibreOffice_project/350m1$Build-2</meta:generator>
    <meta:document-statistic meta:table-count="0" meta:image-count="2" meta:object-count="0" meta:page-count="4" meta:paragraph-count="59" meta:word-count="553" meta:character-count="3221" meta:non-whitespace-character-count="3388"/>
  </office:meta>
</office:document-meta>
</file>